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action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actions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string">
            <text:p>Dasmein</text:p>
          </table:table-cell>
          <table:table-cell office:value-type="string">
            <text:p>(110,10,10)</text:p>
          </table:table-cell>
        </table:table-row>
        <table:table-row table:style-name="ro1">
          <table:table-cell office:value-type="string">
            <text:p>Infernal</text:p>
          </table:table-cell>
          <table:table-cell office:value-type="string">
            <text:p>(20,20,20)</text:p>
          </table:table-cell>
        </table:table-row>
        <table:table-row table:style-name="ro1">
          <table:table-cell office:value-type="string">
            <text:p>Caniel</text:p>
          </table:table-cell>
          <table:table-cell office:value-type="string">
            <text:p>(50,55,115)</text:p>
          </table:table-cell>
        </table:table-row>
        <table:table-row table:style-name="ro1">
          <table:table-cell office:value-type="string">
            <text:p>Thayrn</text:p>
          </table:table-cell>
          <table:table-cell office:value-type="string">
            <text:p>(50,115,55)</text:p>
          </table:table-cell>
        </table:table-row>
        <table:table-row table:style-name="ro1">
          <table:table-cell office:value-type="string">
            <text:p>Ushein</text:p>
          </table:table-cell>
          <table:table-cell office:value-type="string">
            <text:p>(130,90,130)</text:p>
          </table:table-cell>
        </table:table-row>
        <table:table-row table:style-name="ro1">
          <table:table-cell office:value-type="string">
            <text:p>Koswor</text:p>
          </table:table-cell>
          <table:table-cell office:value-type="string">
            <text:p>(114,50,114)</text:p>
          </table:table-cell>
        </table:table-row>
      </table:table>
      <table:table table:name="Classes" table:style-name="ta1" table:print="false">
        <table:table-column table:style-name="co1" table:default-cell-style-name="Default"/>
        <table:table-row table:style-name="ro1">
          <table:table-cell office:value-type="string">
            <text:p>Edit later</text:p>
          </table:table-cell>
        </table:table-row>
      </table:table>
      <table:table table:name="Units" table:style-name="ta1" table:print="false">
        <table:table-column table:style-name="co1" table:default-cell-style-name="Default"/>
        <table:table-row table:style-name="ro1">
          <table:table-cell office:value-type="string">
            <text:p>Edit lat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8">04/08/2023</text:date>, <text:time>18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2S</meta:editing-duration>
    <meta:editing-cycles>6</meta:editing-cycles>
    <meta:generator>OpenOffice/4.1.8$Win32 OpenOffice.org_project/418m3$Build-9803</meta:generator>
    <dc:date>2023-04-08T18:16:55.15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